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4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5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7" table:default-cell-style-name="ce1"/>
        <table:table-row table:style-name="ro1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8.9">
            <text:p>8.9</text:p>
          </table:table-cell>
          <table:table-cell table:style-name="Default" office:value-type="float" office:value="137.2">
            <text:p>137.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5"/>
          <table:table-cell table:style-name="Default" office:value-type="float" office:value="586.38">
            <text:p>586.38</text:p>
          </table:table-cell>
          <table:table-cell table:style-name="Default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0">
            <text:p>10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5"/>
          <table:table-cell table:style-name="Default" office:value-type="float" office:value="1020.61">
            <text:p>1020.61</text:p>
          </table:table-cell>
          <table:table-cell table:style-name="Default" office:value-type="float" office:value="553.17">
            <text:p>553.17</text:p>
          </table:table-cell>
          <table:table-cell table:formula="of:=+[.L3]/[.K3]" office:value-type="percentage" office:value="0.541999392520159">
            <text:p>54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0.1">
            <text:p>10.1</text:p>
          </table:table-cell>
          <table:table-cell table:style-name="Default" office:value-type="float" office:value="140.1">
            <text:p>140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style-name="Default" office:value-type="float" office:value="627.65">
            <text:p>627.65</text:p>
          </table:table-cell>
          <table:table-cell table:style-name="Default"/>
          <table:table-cell table:formula="of:=+[.L4]/[.K4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2.5">
            <text:p>12.5</text:p>
          </table:table-cell>
          <table:table-cell table:style-name="Default" office:value-type="float" office:value="141.3">
            <text:p>141.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5"/>
          <table:table-cell table:style-name="Default" office:value-type="float" office:value="1741.83">
            <text:p>1741.83</text:p>
          </table:table-cell>
          <table:table-cell table:style-name="Default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44">
            <text:p>144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5"/>
          <table:table-cell table:style-name="Default" office:value-type="float" office:value="671.87">
            <text:p>671.87</text:p>
          </table:table-cell>
          <table:table-cell table:style-name="Default" office:value-type="float" office:value="442.05">
            <text:p>442.05</text:p>
          </table:table-cell>
          <table:table-cell table:formula="of:=+[.L6]/[.K6]" office:value-type="percentage" office:value="0.657939780016968">
            <text:p>66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5"/>
          <table:table-cell table:style-name="Default" office:value-type="float" office:value="659.44">
            <text:p>659.44</text:p>
          </table:table-cell>
          <table:table-cell table:style-name="Default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2.9">
            <text:p>12.9</text:p>
          </table:table-cell>
          <table:table-cell table:style-name="Default" office:value-type="float" office:value="134.9">
            <text:p>134.9</text:p>
          </table:table-cell>
          <table:table-cell table:content-validation-name="val1"/>
          <table:table-cell table:style-name="Default" office:value-type="string">
            <text:p>Tylencholaimoidea</text:p>
          </table:table-cell>
          <table:table-cell/>
          <table:table-cell table:content-validation-name="val5"/>
          <table:table-cell table:style-name="Default" office:value-type="float" office:value="735.24">
            <text:p>735.24</text:p>
          </table:table-cell>
          <table:table-cell table:style-name="Default" office:value-type="float" office:value="502.53">
            <text:p>502.53</text:p>
          </table:table-cell>
          <table:table-cell table:formula="of:=+[.L8]/[.K8]" office:value-type="percentage" office:value="0.683491104945324">
            <text:p>68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3.3">
            <text:p>13.3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style-name="Default" office:value-type="float" office:value="949.9">
            <text:p>949.9</text:p>
          </table:table-cell>
          <table:table-cell table:style-name="Default"/>
          <table:table-cell table:formula="of:=+[.L9]/[.K9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5">
            <text:p>15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content-validation-name="val3" office:value-type="string">
            <text:p>Trichodoridae </text:p>
          </table:table-cell>
          <table:table-cell/>
          <table:table-cell table:content-validation-name="val5"/>
          <table:table-cell table:style-name="Default" office:value-type="float" office:value="685.68">
            <text:p>685.68</text:p>
          </table:table-cell>
          <table:table-cell table:style-name="Default"/>
          <table:table-cell table:formula="of:=+[.L10]/[.K10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10</text:p>
          </table:table-cell>
          <table:table-cell/>
          <table:table-cell table:style-name="Default" office:value-type="float" office:value="17">
            <text:p>17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5"/>
          <table:table-cell table:style-name="Default" office:value-type="float" office:value="860.4">
            <text:p>860.4</text:p>
          </table:table-cell>
          <table:table-cell table:style-name="Default"/>
          <table:table-cell table:formula="of:=+[.L11]/[.K11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11</text:p>
          </table:table-cell>
          <table:table-cell/>
          <table:table-cell table:style-name="Default" office:value-type="float" office:value="17.5">
            <text:p>17.5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5"/>
          <table:table-cell table:style-name="Default" office:value-type="float" office:value="558.63">
            <text:p>558.63</text:p>
          </table:table-cell>
          <table:table-cell table:style-name="Default" office:value-type="float" office:value="308.51">
            <text:p>308.51</text:p>
          </table:table-cell>
          <table:table-cell table:formula="of:=+[.L12]/[.K12]" office:value-type="percentage" office:value="0.552261783291266">
            <text:p>55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12</text:p>
          </table:table-cell>
          <table:table-cell/>
          <table:table-cell table:style-name="Default" office:value-type="float" office:value="18.5">
            <text:p>18.5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5"/>
          <table:table-cell table:style-name="Default" office:value-type="float" office:value="687.73">
            <text:p>687.73</text:p>
          </table:table-cell>
          <table:table-cell table:style-name="Default"/>
          <table:table-cell table:formula="of:=+[.L13]/[.K13]" office:value-type="percentage" office:value="0">
            <text:p>0%</text:p>
          </table:table-cell>
          <table:table-cell table:number-columns-repeated="1011"/>
        </table:table-row>
        <table:table-row table:style-name="ro3" table:number-rows-repeated="3">
          <table:table-cell table:number-columns-repeated="7"/>
          <table:table-cell table:content-validation-name="val4"/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0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0:52:28.24</dc:date>
    <dc:creator>Lawrence Perepolkin</dc:creator>
    <meta:editing-duration>PT9H44M48S</meta:editing-duration>
    <meta:editing-cycles>41</meta:editing-cycles>
    <meta:generator>OpenOffice/4.1.12$Win32 OpenOffice.org_project/4112m1$Build-9809</meta:generator>
    <meta:document-statistic meta:table-count="3" meta:cell-count="186" meta:object-count="0"/>
  </office:meta>
</office:document-meta>
</file>